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3pt" fo:font-weight="bold" officeooo:rsid="0003c1c6" officeooo:paragraph-rsid="0003c1c6" style:font-size-asian="13pt" style:font-weight-asian="bold" style:font-size-complex="13pt" style:font-weight-complex="bold"/>
    </style:style>
    <style:style style:name="P2" style:family="paragraph" style:parent-style-name="Standard" style:list-style-name="L1">
      <style:paragraph-properties fo:line-height="150%"/>
      <style:text-properties fo:font-size="13pt" fo:font-weight="bold" officeooo:rsid="0003c1c6" officeooo:paragraph-rsid="0003c1c6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50%"/>
      <style:text-properties fo:font-size="13pt" fo:font-weight="bold" officeooo:rsid="00052f8c" officeooo:paragraph-rsid="00052f8c" style:font-size-asian="13pt" style:font-weight-asian="bold" style:font-size-complex="13pt" style:font-weight-complex="bold"/>
    </style:style>
    <style:style style:name="P4" style:family="paragraph" style:parent-style-name="Standard" style:list-style-name="L2">
      <style:paragraph-properties fo:margin-top="0in" fo:margin-bottom="0in" style:contextual-spacing="false" fo:line-height="150%" fo:text-align="justify" style:justify-single-word="false"/>
      <style:text-properties fo:font-size="13pt" officeooo:paragraph-rsid="0006e07a" style:font-size-asian="13pt" style:font-size-complex="13pt"/>
    </style:style>
    <style:style style:name="P5" style:family="paragraph" style:parent-style-name="Standard" style:list-style-name="L2">
      <style:paragraph-properties fo:margin-top="0in" fo:margin-bottom="0in" style:contextual-spacing="false" fo:line-height="150%" fo:text-align="justify" style:justify-single-word="false"/>
      <style:text-properties fo:font-size="13pt" officeooo:rsid="0006e07a" officeooo:paragraph-rsid="0006e07a" style:font-size-asian="13pt" style:font-size-complex="13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3pt" officeooo:rsid="001d5c25" officeooo:paragraph-rsid="0006e07a" style:font-size-asian="13pt" style:font-size-complex="13pt"/>
    </style:style>
    <style:style style:name="P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3pt" fo:font-weight="bold" officeooo:rsid="0006e07a" officeooo:paragraph-rsid="0006e07a" style:font-size-asian="13pt" style:font-weight-asian="bold" style:font-size-complex="13pt" style:font-weight-complex="bold"/>
    </style:style>
    <style:style style:name="P8" style:family="paragraph" style:parent-style-name="Normal_20__28_Web_29_" style:list-style-name="L3">
      <style:paragraph-properties fo:margin-top="0in" fo:margin-bottom="0in" style:contextual-spacing="false" fo:line-height="150%" fo:text-align="justify" style:justify-single-word="false"/>
      <style:text-properties style:font-name="Liberation Serif" fo:language="pt" fo:country="BR" officeooo:rsid="0022aa21" officeooo:paragraph-rsid="0006e07a"/>
    </style:style>
    <style:style style:name="P9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font-size="13pt" fo:language="pt" fo:country="BR" officeooo:rsid="0022aa21" officeooo:paragraph-rsid="0006e07a" style:font-size-asian="13pt" style:font-size-complex="13pt"/>
    </style:style>
    <style:style style:name="P10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style:font-name="Liberation Serif" fo:font-size="13pt" fo:language="pt" fo:country="BR" officeooo:rsid="0006e07a" officeooo:paragraph-rsid="0006e07a" style:font-size-asian="13pt" style:font-size-complex="13pt"/>
    </style:style>
    <style:style style:name="P11" style:family="paragraph" style:parent-style-name="Normal_20__28_Web_29_" style:list-style-name="L4">
      <style:paragraph-properties fo:margin-top="0in" fo:margin-bottom="0in" style:contextual-spacing="false" fo:line-height="150%" fo:text-align="justify" style:justify-single-word="false"/>
      <style:text-properties officeooo:paragraph-rsid="000c1985"/>
    </style:style>
    <style:style style:name="P12" style:family="paragraph" style:parent-style-name="Normal_20__28_Web_29_" style:list-style-name="L4">
      <style:paragraph-properties fo:margin-top="0in" fo:margin-bottom="0in" style:contextual-spacing="false" fo:line-height="150%" fo:text-align="justify" style:justify-single-word="false"/>
      <style:text-properties fo:font-size="13pt" officeooo:paragraph-rsid="000ab3c2" style:font-size-asian="13pt" style:font-size-complex="13pt"/>
    </style:style>
    <style:style style:name="P13" style:family="paragraph" style:parent-style-name="Normal_20__28_Web_29_" style:list-style-name="L4">
      <style:paragraph-properties fo:margin-top="0in" fo:margin-bottom="0in" style:contextual-spacing="false" fo:line-height="150%" fo:text-align="justify" style:justify-single-word="false"/>
      <style:text-properties fo:font-size="13pt" officeooo:paragraph-rsid="00119fd3" style:font-size-asian="13pt" style:font-size-complex="13pt"/>
    </style:style>
    <style:style style:name="P14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fo:font-size="13pt" officeooo:paragraph-rsid="000ab3c2" style:font-size-asian="13pt" style:font-size-complex="13pt"/>
    </style:style>
    <style:style style:name="P15" style:family="paragraph" style:parent-style-name="Normal_20__28_Web_29_">
      <style:paragraph-properties fo:margin-top="0in" fo:margin-bottom="0in" style:contextual-spacing="false" fo:line-height="150%" fo:text-align="justify" style:justify-single-word="false"/>
      <style:text-properties fo:font-size="13pt" fo:font-weight="bold" officeooo:rsid="000bec8c" officeooo:paragraph-rsid="000bec8c" style:font-size-asian="13pt" style:font-weight-asian="bold" style:font-size-complex="13pt" style:font-weight-complex="bold"/>
    </style:style>
    <style:style style:name="P16" style:family="paragraph" style:parent-style-name="List_20_Paragraph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font-size="13pt" officeooo:rsid="000bec8c" officeooo:paragraph-rsid="000bec8c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2f8c"/>
    </style:style>
    <style:style style:name="T3" style:family="text">
      <style:text-properties style:font-name="Liberation Serif" fo:font-size="12pt" fo:language="pt" fo:country="BR" fo:font-weight="normal" officeooo:rsid="000bf99c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Liberation Serif" fo:language="pt" fo:country="BR"/>
    </style:style>
    <style:style style:name="T5" style:family="text">
      <style:text-properties style:font-name="Liberation Serif" fo:language="pt" fo:country="BR" fo:font-weight="normal" style:font-weight-asian="normal" style:font-name-complex="Times New Roman1" style:font-weight-complex="normal"/>
    </style:style>
    <style:style style:name="T6" style:family="text">
      <style:text-properties style:font-name="Liberation Serif" fo:language="pt" fo:country="BR" fo:font-weight="normal" officeooo:rsid="0006e07a" style:font-weight-asian="normal" style:font-name-complex="Times New Roman1" style:font-weight-complex="normal"/>
    </style:style>
    <style:style style:name="T7" style:family="text">
      <style:text-properties style:font-name="Liberation Serif" fo:language="pt" fo:country="BR" fo:font-weight="normal" officeooo:rsid="00052f8c" style:font-weight-asian="normal" style:font-name-complex="Times New Roman1" style:font-weight-complex="normal"/>
    </style:style>
    <style:style style:name="T8" style:family="text">
      <style:text-properties style:font-name="Liberation Serif" fo:language="pt" fo:country="BR" fo:font-weight="normal" officeooo:rsid="001d5c25" style:font-weight-asian="normal" style:font-name-complex="Times New Roman1" style:font-weight-complex="normal"/>
    </style:style>
    <style:style style:name="T9" style:family="text">
      <style:text-properties style:font-name="Liberation Serif" fo:language="pt" fo:country="BR" fo:font-weight="normal" officeooo:rsid="0031fcf9" style:font-weight-asian="normal" style:font-name-complex="Times New Roman1" style:font-weight-complex="normal"/>
    </style:style>
    <style:style style:name="T10" style:family="text">
      <style:text-properties style:font-name="Liberation Serif" fo:language="pt" fo:country="BR" fo:font-weight="normal" officeooo:rsid="001d7c27" style:font-weight-asian="normal" style:font-name-complex="Times New Roman1" style:font-weight-complex="normal"/>
    </style:style>
    <style:style style:name="T11" style:family="text">
      <style:text-properties style:font-name="Liberation Serif" fo:language="pt" fo:country="BR" fo:font-weight="normal" officeooo:rsid="001fe097" style:font-weight-asian="normal" style:font-name-complex="Times New Roman1" style:font-weight-complex="normal"/>
    </style:style>
    <style:style style:name="T12" style:family="text">
      <style:text-properties style:font-name="Liberation Serif" fo:language="pt" fo:country="BR" fo:font-weight="normal" officeooo:rsid="000ab3c2" style:font-weight-asian="normal" style:font-name-complex="Times New Roman1" style:font-weight-complex="normal"/>
    </style:style>
    <style:style style:name="T13" style:family="text">
      <style:text-properties style:font-name="Liberation Serif" fo:language="pt" fo:country="BR" fo:font-weight="normal" officeooo:rsid="002696f4" style:font-weight-asian="normal" style:font-name-complex="Times New Roman1" style:font-weight-complex="normal"/>
    </style:style>
    <style:style style:name="T14" style:family="text">
      <style:text-properties style:font-name="Liberation Serif" fo:language="pt" fo:country="BR" fo:font-weight="normal" officeooo:rsid="000dee05" style:font-weight-asian="normal" style:font-name-complex="Times New Roman1" style:font-weight-complex="normal"/>
    </style:style>
    <style:style style:name="T15" style:family="text">
      <style:text-properties style:font-name="Liberation Serif" fo:language="pt" fo:country="BR" fo:font-weight="normal" officeooo:rsid="000ff08c" style:font-weight-asian="normal" style:font-name-complex="Times New Roman1" style:font-weight-complex="normal"/>
    </style:style>
    <style:style style:name="T16" style:family="text">
      <style:text-properties style:font-name="Liberation Serif" fo:language="pt" fo:country="BR" fo:font-weight="normal" officeooo:rsid="000ab3c2" style:font-weight-asian="normal" style:font-weight-complex="normal"/>
    </style:style>
    <style:style style:name="T17" style:family="text">
      <style:text-properties style:font-name="Liberation Serif" fo:language="pt" fo:country="BR" fo:font-weight="normal" officeooo:rsid="000ff08c" style:font-weight-asian="normal" style:font-weight-complex="normal"/>
    </style:style>
    <style:style style:name="T18" style:family="text">
      <style:text-properties style:font-name="Liberation Serif" fo:language="pt" fo:country="BR" fo:font-weight="normal" officeooo:rsid="00119fd3" style:font-weight-asian="normal" style:font-weight-complex="normal"/>
    </style:style>
    <style:style style:name="T19" style:family="text">
      <style:text-properties style:font-name="Liberation Serif" fo:language="pt" fo:country="BR" fo:font-weight="normal" officeooo:rsid="000bf99c" style:font-weight-asian="normal" style:font-weight-complex="normal"/>
    </style:style>
    <style:style style:name="T20" style:family="text">
      <style:text-properties style:font-name="Liberation Serif" fo:language="pt" fo:country="BR" fo:font-weight="normal" officeooo:rsid="0013771b" style:font-weight-asian="normal" style:font-weight-complex="normal"/>
    </style:style>
    <style:style style:name="T21" style:family="text">
      <style:text-properties style:font-name="Liberation Serif" fo:language="pt" fo:country="BR" fo:font-weight="normal" officeooo:rsid="00149b23" style:font-weight-asian="normal" style:font-weight-complex="normal"/>
    </style:style>
    <style:style style:name="T22" style:family="text">
      <style:text-properties style:font-name="Liberation Serif" fo:language="pt" fo:country="BR" style:font-name-complex="Times New Roman1"/>
    </style:style>
    <style:style style:name="T23" style:family="text">
      <style:text-properties style:font-name="Liberation Serif" fo:language="pt" fo:country="BR" officeooo:rsid="0031fcf9" style:font-name-complex="Times New Roman1"/>
    </style:style>
    <style:style style:name="T24" style:family="text">
      <style:text-properties style:font-name="Liberation Serif" fo:language="pt" fo:country="BR" officeooo:rsid="001b60ef" style:font-name-complex="Times New Roman1"/>
    </style:style>
    <style:style style:name="T25" style:family="text">
      <style:text-properties style:font-name="Liberation Serif" fo:language="pt" fo:country="BR" fo:font-weight="bold" officeooo:rsid="000ab3c2" style:font-weight-asian="bold" style:font-weight-complex="bold"/>
    </style:style>
    <style:style style:name="T26" style:family="text">
      <style:text-properties style:font-name="Liberation Serif" fo:language="pt" fo:country="BR" fo:font-weight="bold" officeooo:rsid="00092063" style:font-weight-asian="bold" style:font-weight-complex="bold"/>
    </style:style>
    <style:style style:name="T27" style:family="text">
      <style:text-properties style:font-name="Liberation Serif" fo:language="pt" fo:country="BR" fo:font-weight="bold" officeooo:rsid="000bf99c" style:font-weight-asian="bold" style:font-weight-complex="bold"/>
    </style:style>
    <style:style style:name="T28" style:family="text">
      <style:text-properties style:font-name="Liberation Serif" fo:language="pt" fo:country="BR" style:font-name-asian="Times New Roman1" style:font-name-complex="Times New Roman1"/>
    </style:style>
    <style:style style:name="T29" style:family="text">
      <style:text-properties style:font-name="Liberation Serif" fo:language="pt" fo:country="BR" officeooo:rsid="002f8266" style:font-name-asian="Times New Roman1" style:font-name-complex="Times New Roman1"/>
    </style:style>
    <style:style style:name="T30" style:family="text">
      <style:text-properties style:font-name="Liberation Serif" fo:language="pt" fo:country="BR" officeooo:rsid="000ab3c2"/>
    </style:style>
    <style:style style:name="T31" style:family="text">
      <style:text-properties style:font-name="Liberation Serif" fo:font-weight="normal" style:font-weight-asian="normal" style:font-weight-complex="normal"/>
    </style:style>
    <style:style style:name="T32" style:family="text">
      <style:text-properties style:font-name="Liberation Serif" fo:font-weight="normal" officeooo:rsid="00052f8c" style:font-weight-asian="normal" style:font-weight-complex="normal"/>
    </style:style>
    <style:style style:name="T33" style:family="text">
      <style:text-properties style:font-name="Liberation Serif" fo:language="pt" fo:country="PT" style:font-name-asian="Times New Roman1" style:font-name-complex="Courier New"/>
    </style:style>
    <style:style style:name="T34" style:family="text">
      <style:text-properties style:font-name="Liberation Serif" fo:language="pt" fo:country="PT" officeooo:rsid="001b60ef" style:font-name-asian="Times New Roman1" style:font-name-complex="Courier New"/>
    </style:style>
    <style:style style:name="T35" style:family="text">
      <style:text-properties style:font-name="Liberation Serif" fo:font-size="13pt" fo:language="pt" fo:country="BR" fo:font-weight="bold" officeooo:rsid="000ab3c2" style:font-size-asian="13pt" style:font-weight-asian="bold" style:font-size-complex="13pt" style:font-weight-complex="bold"/>
    </style:style>
    <style:style style:name="T36" style:family="text">
      <style:text-properties style:font-name="Liberation Serif" fo:font-size="13pt" fo:language="pt" fo:country="BR" fo:font-weight="bold" officeooo:rsid="000bf99c" style:font-size-asian="13pt" style:font-weight-asian="bold" style:font-size-complex="13pt" style:font-weight-complex="bold"/>
    </style:style>
    <style:style style:name="T37" style:family="text">
      <style:text-properties style:font-name="Liberation Serif" fo:font-size="13pt" fo:language="pt" fo:country="BR" fo:font-weight="normal" officeooo:rsid="000ab3c2" style:font-size-asian="13pt" style:font-weight-asian="normal" style:font-size-complex="13pt" style:font-weight-complex="normal"/>
    </style:style>
    <style:style style:name="T38" style:family="text">
      <style:text-properties style:font-name="Liberation Serif" fo:font-size="13pt" fo:language="pt" fo:country="BR" fo:font-weight="normal" officeooo:rsid="000c1985" style:font-size-asian="13pt" style:font-weight-asian="normal" style:font-size-complex="13pt" style:font-weight-complex="normal"/>
    </style:style>
    <style:style style:name="T39" style:family="text">
      <style:text-properties style:font-name="Liberation Serif" fo:font-size="13pt" fo:language="pt" fo:country="BR" fo:font-weight="normal" officeooo:rsid="000ee45f" style:font-size-asian="13pt" style:font-weight-asian="normal" style:font-size-complex="13pt" style:font-weight-complex="normal"/>
    </style:style>
    <style:style style:name="T40" style:family="text">
      <style:text-properties style:font-name="Liberation Serif" fo:font-size="13pt" fo:language="pt" fo:country="BR" fo:font-weight="normal" officeooo:rsid="000ff08c" style:font-size-asian="13pt" style:font-weight-asian="normal" style:font-size-complex="13pt" style:font-weight-complex="normal"/>
    </style:style>
    <style:style style:name="T41" style:family="text">
      <style:text-properties style:font-name="Liberation Serif" fo:font-size="13pt" fo:language="pt" fo:country="BR" fo:font-weight="normal" officeooo:rsid="000bf99c" style:font-size-asian="13pt" style:font-weight-asian="normal" style:font-size-complex="13pt" style:font-weight-complex="normal"/>
    </style:style>
    <style:style style:name="T42" style:family="text">
      <style:text-properties style:font-name="Liberation Serif" fo:font-size="13pt" fo:language="pt" fo:country="BR" fo:font-weight="normal" officeooo:rsid="00119fd3" style:font-size-asian="13pt" style:font-weight-asian="normal" style:font-size-complex="13pt" style:font-weight-complex="normal"/>
    </style:style>
    <style:style style:name="T43" style:family="text">
      <style:text-properties style:font-name="Liberation Serif" fo:font-size="13pt" fo:language="pt" fo:country="BR" fo:font-weight="normal" officeooo:rsid="0013771b" style:font-size-asian="13pt" style:font-weight-asian="normal" style:font-size-complex="13pt" style:font-weight-complex="normal"/>
    </style:style>
    <style:style style:name="T44" style:family="text">
      <style:text-properties officeooo:rsid="0006e07a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size="13pt" officeooo:rsid="0006e07a" style:font-size-asian="13pt" style:font-size-complex="13pt"/>
    </style:style>
    <style:style style:name="T48" style:family="text">
      <style:text-properties fo:font-size="13pt" fo:font-weight="bold" style:font-size-asian="13pt" style:font-weight-asian="bold" style:font-size-complex="13pt" style:font-weight-complex="bold"/>
    </style:style>
    <style:style style:name="T49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53in" fo:text-indent="-0.25in" fo:margin-left="1.545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53in" fo:text-indent="-0.25in" fo:margin-left="2.045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53in" fo:text-indent="-0.25in" fo:margin-left="2.545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2) </text:span>Introdução</text:p>
      <text:list xml:id="list3858349745843938443" text:style-name="L1">
        <text:list-item>
          <text:p text:style-name="P2"><text:span text:style-name="T1">Cloud Computing: compartilhar recursos computacionais.</text:span></text:p>
        </text:list-item>
        <text:list-item>
          <text:p text:style-name="P2"><text:span text:style-name="T1">Não precisa instalar nada, em geral, pois acesso é remoto.</text:span></text:p>
        </text:list-item>
        <text:list-item>
          <text:p text:style-name="P2"><text:span text:style-name="T1">Envolve transformar sistemas computacionais físicos hoje para virtuais.</text:span></text:p>
        </text:list-item>
        <text:list-item>
          <text:p text:style-name="P2"><text:span text:style-name="T1">Nuvem é uma abstração para o que não precisa ser detalhado.</text:span></text:p>
        </text:list-item>
      </text:list>
      <text:p text:style-name="P1"/>
      <text:p text:style-name="P1"/>
      <text:p text:style-name="P1"/>
      <text:p text:style-name="P3">4) Motivos para migração</text:p>
      <text:list xml:id="list2943449795742076122" text:style-name="L2">
        <text:list-item>
          <text:p text:style-name="P4"><text:span text:style-name="T6">R</text:span><text:span text:style-name="T7">ecursos só são adquiridos quando necessário, e só se paga por eles quando são usados. </text:span><text:span text:style-name="T8">Ou seja, há menor </text:span><text:span text:style-name="T32">investimento em infrastrutura, pagando pelos serviços mês a mês.</text:span></text:p>
        </text:list-item>
        <text:list-item>
          <text:p text:style-name="P5"><text:span text:style-name="T32">C</text:span><text:span text:style-name="T31">oncentração em entregar valor em vez de se preocupar em manter software/hardware.</text:span></text:p>
        </text:list-item>
        <text:list-item>
          <text:p text:style-name="P5"><text:span text:style-name="T5">É </text:span><text:span text:style-name="T9">fácil pegar mais recursos de hardware se precisar de mais dados na nuvem. Se precisar descartar espaço, é bem simples devolver. Ou seja, é bem flexível.</text:span></text:p>
        </text:list-item>
      </text:list>
      <text:p text:style-name="P6"><text:span text:style-name="T6"><text:tab/>M</text:span><text:span text:style-name="T9">aior segurança (você não precisa ficar carregando laptops contendo dados preciosos), </text:span><text:span text:style-name="T10">organização, </text:span><text:span text:style-name="T9">flexibilidade de acesso (de qualquer lugar), mais ecológico (</text:span><text:span text:style-name="T11">menos gastos com hardware</text:span><text:span text:style-name="T9">).</text:span></text:p>
      <text:p text:style-name="P6"/>
      <text:p text:style-name="P6"/>
      <text:p text:style-name="P6"/>
      <text:p text:style-name="P7"><text:span text:style-name="T23">6</text:span><text:span text:style-name="T22">) Blocos de construção</text:span></text:p>
      <text:p text:style-name="P9"><text:tab/>Arquitetura da computação em nuvem é dividida geralmente em duas seções, <text:span text:style-name="T44">conectados um ao outro por uma rede virtual ou pela Internet.</text:span></text:p>
      <text:list xml:id="list8614996833528972913" text:style-name="L3">
        <text:list-item>
          <text:p text:style-name="P8"><text:span text:style-name="Strong_20_Emphasis"><text:span text:style-name="T48">Front-end: </text:span></text:span><text:span text:style-name="Strong_20_Emphasis"><text:span text:style-name="T49">Inclui o sistema ou rede de computador do cliente que é usada para acessar a rede. Claro, a interface é diferente dependendo do sistema de computação em nuvem (e-mail, etc.).</text:span></text:span></text:p>
        </text:list-item>
        <text:list-item>
          <text:p text:style-name="P8"><text:span text:style-name="Strong_20_Emphasis"><text:span text:style-name="T48">Back-end: </text:span></text:span><text:span text:style-name="T46">Inclui vários servidores, computadores, sistemas para armazenar dados, máquinas virtuais... </text:span><text:span text:style-name="T47">T</text:span><text:span text:style-name="T46">em algumas responsabilidades para cumprir: implementar mecanismos de segurança e controle de tráfego, conectar computadores na rede para comunicação através de protocolos.</text:span></text:p>
        </text:list-item>
      </text:list>
      <text:p text:style-name="P10"><text:soft-page-break/><text:span text:style-name="T45">8) Modelo de implantação</text:span></text:p>
      <text:list xml:id="list1614220486752770795" text:style-name="L4">
        <text:list-item>
          <text:p text:style-name="P12"><text:span text:style-name="T26">Nuvem pública: </text:span><text:span text:style-name="T16">Consiste num serviço ou série de serviços comprados por uma organização e divulgados pela Internet via um provedor. Usam capacidade de armazenamento e que não pertence ao negócio em si, em si a uma companhia de backup ou armazenamento online, por exemplo. </text:span><text:span text:style-name="T17">Menos segura do que a privada.</text:span></text:p>
        </text:list-item>
        <text:list-item>
          <text:p text:style-name="P12"><text:span text:style-name="T25">Nuvem privada: </text:span><text:span text:style-name="T16">Extensão do data center de uma empresa. É otimizado para prover capacidade de armazenamento por vários motivos. “Privado” se refere ao fato de não ser compartilhado. </text:span><text:span text:style-name="T12">Diferentemente de um data center privado virtual, a infraestrutura utilizada pertence ao usuário. </text:span><text:span text:style-name="T13">P</text:span><text:span text:style-name="T12">ortanto, ele possui total controle sobre como as aplicações são implementadas na nuvem. </text:span><text:span text:style-name="T14">Menos eficiente e escaláve</text:span><text:span text:style-name="T15">l do </text:span><text:span text:style-name="T14">que </text:span><text:span text:style-name="T15">a</text:span><text:span text:style-name="T14"> pública.</text:span></text:p>
        </text:list-item>
        <text:list-item>
          <text:p text:style-name="P11"><text:span text:style-name="T35">Nuvem híbrida: </text:span><text:span text:style-name="T37">Mistura </text:span><text:span text:style-name="T38">nuvens pública e privada para realizar funções distintas dentro da mesma organização</text:span><text:span text:style-name="T37">, dando maior flexibilidade e opções de disponibilizar dados. </text:span><text:span text:style-name="T39">Por exemplo, usar nuvem privada só para operações flexíveis. </text:span><text:span text:style-name="T40">Por exemplo, guardar dados do cliente na nuvem privada mas permitir colaboração em projetos através de nuvens privadas.</text:span></text:p>
        </text:list-item>
        <text:list-item>
          <text:p text:style-name="P13"><text:span text:style-name="T25">N</text:span><text:span text:style-name="T27">uvem comunitária:</text:span><text:span text:style-name="T19"> </text:span><text:span text:style-name="T20">Lembra híbrida, mas p</text:span><text:span text:style-name="T18">ermite com que várias companhias trabalhem na mesma plataforma, dada que elas possuem as mesmas necessidades e preocupações. </text:span><text:span text:style-name="T20">Geralmente usadas por companhias para trabalhar em projetos que necessitem </text:span><text:span text:style-name="T21">de</text:span><text:span text:style-name="T20"> uma facilidade central na nuvem para </text:span><text:span text:style-name="T21">construir</text:span><text:span text:style-name="T20">, gerenciar e executar tais projetos.</text:span></text:p>
        </text:list-item>
      </text:list>
      <text:p text:style-name="P14"/>
      <text:p text:style-name="P14"/>
      <text:p text:style-name="P14"/>
      <text:p text:style-name="P15"><text:span text:style-name="T30">1</text:span><text:span text:style-name="T4">0) Pesquisas</text:span></text:p>
      <text:p text:style-name="P16"><text:span text:style-name="T22"><text:tab/>Gartner é </text:span><text:span text:style-name="T24">o </text:span><text:span text:style-name="T33">lider mundial na pesquisa de tecnologia de informação. </text:span><text:span text:style-name="T34">T</text:span><text:span text:style-name="T33">ambém atua como empresa de consultoria.</text:span></text:p>
      <text:p text:style-name="P16"><text:span text:style-name="T33"><text:tab/>Re</text:span><text:span text:style-name="T28">sultados mostram que a nuvem oferece grandes oportunidades de negócios, especialmente para serviços de armazenamento.</text:span></text:p>
      <text:p text:style-name="P16"><text:span text:style-name="T29"><text:tab/>A tendência também é usar nuvens híbridas, segundo a pesqui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w-headline" style:family="text" style:parent-style-name="Default_20_Paragraph_20_Fon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22:21:35.646616962</meta:creation-date>
    <dc:date>2015-11-30T23:09:25.963122344</dc:date>
    <meta:editing-duration>PT45M2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2" meta:paragraph-count="23" meta:word-count="490" meta:character-count="3219" meta:non-whitespace-character-count="2760"/>
  </office:meta>
</office:document-meta>
</file>